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9d4" officeooo:paragraph-rsid="001fe9d4"/>
    </style:style>
    <style:style style:name="P2" style:family="paragraph" style:parent-style-name="Standard">
      <style:text-properties officeooo:rsid="001fe9d4" officeooo:paragraph-rsid="00211b0f"/>
    </style:style>
    <style:style style:name="P3" style:family="paragraph" style:parent-style-name="Standard">
      <style:text-properties officeooo:rsid="001fe9d4" officeooo:paragraph-rsid="00226b21"/>
    </style:style>
    <style:style style:name="P4" style:family="paragraph" style:parent-style-name="Standard">
      <style:text-properties officeooo:rsid="00211b0f" officeooo:paragraph-rsid="00211b0f"/>
    </style:style>
    <style:style style:name="P5" style:family="paragraph" style:parent-style-name="Standard">
      <style:text-properties officeooo:rsid="002125ab" officeooo:paragraph-rsid="002125ab"/>
    </style:style>
    <style:style style:name="P6" style:family="paragraph" style:parent-style-name="Standard">
      <style:text-properties officeooo:rsid="0022662f" officeooo:paragraph-rsid="0022662f"/>
    </style:style>
    <style:style style:name="P7" style:family="paragraph" style:parent-style-name="Standard">
      <style:text-properties fo:font-weight="bold" officeooo:rsid="0023f2d7" officeooo:paragraph-rsid="0023f2d7" style:font-weight-asian="bold" style:font-weight-complex="bold"/>
    </style:style>
    <style:style style:name="T1" style:family="text">
      <style:text-properties officeooo:rsid="00211b0f"/>
    </style:style>
    <style:style style:name="T2" style:family="text">
      <style:text-properties officeooo:rsid="002125ab"/>
    </style:style>
    <style:style style:name="T3" style:family="text">
      <style:text-properties officeooo:rsid="0022662f"/>
    </style:style>
    <style:style style:name="T4" style:family="text">
      <style:text-properties officeooo:rsid="00226b21"/>
    </style:style>
    <style:style style:name="T5" style:family="text">
      <style:text-properties officeooo:rsid="0024d8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rom Decimal Counting to Base-2 Numeral System</text:p>
      <text:p text:style-name="P1"/>
      <text:p text:style-name="P1">1. 39 = 100111</text:p>
      <text:p text:style-name="P3"><text:tab/>39 / 2 = 19, <text:s text:c="3"/><text:span text:style-name="T4">remainder of </text:span>1 </text:p>
      <text:p text:style-name="P3"><text:tab/>19 / 2 = 9, <text:s text:c="5"/><text:span text:style-name="T4">remainder of </text:span>1 </text:p>
      <text:p text:style-name="P3"><text:tab/>9 / 2 <text:s/>= 4, <text:s text:c="6"/><text:span text:style-name="T4">remainder of </text:span>1 </text:p>
      <text:p text:style-name="P3"><text:tab/>4 / 2 = 2, <text:s text:c="7"/><text:span text:style-name="T4">remainder of </text:span>0 </text:p>
      <text:p text:style-name="P3"><text:tab/>2 / 2 = <text:span text:style-name="T5">1</text:span>, <text:s text:c="7"/><text:span text:style-name="T4">remainder of </text:span>0 </text:p>
      <text:p text:style-name="P1"><text:tab/><text:tab/> <text:s text:c="9"/>1</text:p>
      <text:p text:style-name="P1"/>
      <text:p text:style-name="P1"><text:span text:style-name="T1">2</text:span>. 23 = 10111</text:p>
      <text:p text:style-name="P1"><text:tab/>23 / 2 = 11, <text:s text:c="3"/><text:span text:style-name="T4">remainder of </text:span>1</text:p>
      <text:p text:style-name="P3"><text:tab/>11 / 2 = 5, <text:s text:c="5"/><text:span text:style-name="T4">remainder of </text:span>1 </text:p>
      <text:p text:style-name="P3"><text:tab/>5 / 2 <text:s/>= 2, <text:s text:c="6"/><text:span text:style-name="T4">remainder of </text:span>1 </text:p>
      <text:p text:style-name="P3"><text:tab/>2 / 2 = <text:span text:style-name="T5">1</text:span>, <text:s text:c="7"/><text:span text:style-name="T4">remainder of </text:span>0 </text:p>
      <text:p text:style-name="P2"><text:tab/><text:tab/> <text:s text:c="9"/>1</text:p>
      <text:p text:style-name="P1"/>
      <text:p text:style-name="P2"><text:span text:style-name="T1">3</text:span>. <text:span text:style-name="T1">44</text:span> = 10<text:span text:style-name="T1">1100</text:span></text:p>
      <text:p text:style-name="P3"><text:tab/><text:span text:style-name="T1">44</text:span> / 2 = <text:span text:style-name="T1">22</text:span>, <text:s text:c="4"/><text:span text:style-name="T4">remainder of 0</text:span> </text:p>
      <text:p text:style-name="P3"><text:tab/><text:span text:style-name="T1">22</text:span> / 2 = <text:span text:style-name="T1">11</text:span>, <text:s text:c="4"/><text:span text:style-name="T4">remainder of 0</text:span> </text:p>
      <text:p text:style-name="P3"><text:tab/><text:span text:style-name="T1">11</text:span> / 2 <text:s/>= <text:span text:style-name="T1">5</text:span>, <text:s text:c="5"/><text:span text:style-name="T4">remainder of </text:span>1 </text:p>
      <text:p text:style-name="P3"><text:tab/><text:span text:style-name="T1">5</text:span> / 2 = 2, <text:s text:c="8"/><text:span text:style-name="T4">remainder of 1</text:span> </text:p>
      <text:p text:style-name="P3"><text:tab/>2 / 2 = <text:span text:style-name="T5">1</text:span>, <text:s text:c="8"/><text:span text:style-name="T4">remainder of </text:span>0 </text:p>
      <text:p text:style-name="P2"><text:tab/><text:tab/> <text:s text:c="10"/>1</text:p>
      <text:p text:style-name="P2"/>
      <text:p text:style-name="P2"><text:span text:style-name="T1">4</text:span>. <text:span text:style-name="T1">2</text:span> = 10</text:p>
      <text:p text:style-name="P3"><text:tab/>2 / 2 = <text:span text:style-name="T5">1</text:span>, <text:s text:c="8"/><text:span text:style-name="T4">remainder of </text:span>0 </text:p>
      <text:p text:style-name="P2"><text:tab/><text:tab/> <text:s text:c="10"/>1</text:p>
      <text:p text:style-name="P2"/>
      <text:p text:style-name="P4">5. 0 = 0</text:p>
      <text:p text:style-name="P4"/>
      <text:p text:style-name="P4"/>
      <text:p text:style-name="P7">From Base-2 Numeral System to Decimal Counting</text:p>
      <text:p text:style-name="P4"/>
      <text:p text:style-name="P4"><text:s/></text:p>
      <text:p text:style-name="P4">1. 11100001111 = <text:span text:style-name="T2">1807</text:span></text:p>
      <text:p text:style-name="P4"><text:tab/>1 * 2^0 + 1 * 2^1 + 1 * 2^2 + <text:span text:style-name="T2">1</text:span> * 2^3 + 0 * 2^4 + 0 * 2^5 + 0 * 2^6 + <text:span text:style-name="T2">0</text:span> * 2^7 + 1 * 2^8 + 1 * 2^9 + 1 * 2^10 = <text:span text:style-name="T5">1 + </text:span>2 + 4 <text:span text:style-name="T2">+ 8</text:span> + 256 + 512 + 1024 = 1<text:span text:style-name="T2">807</text:span></text:p>
      <text:p text:style-name="P4"/>
      <text:p text:style-name="P5">2. <text:span text:style-name="T3">11100 = 28</text:span></text:p>
      <text:p text:style-name="P5"><text:tab/><text:span text:style-name="T3">0 * 2^0 + 0 * 2^1 + 1 * 2^2 + 1 * 2^3 + 1 * 2^4 = 4 + 8 + 16 = 28</text:span></text:p>
      <text:p text:style-name="P5"/>
      <text:p text:style-name="P6">3. 11101 = 29</text:p>
      <text:p text:style-name="P6"><text:tab/>1 * 2^0 + 0 * 2^1 + 1 * 2^2 + 1 * 2^3 + 1 * 2^4 = <text:span text:style-name="T5">1 + </text:span>4 + 8 + 16 = 2<text:span text:style-name="T5">9</text:span></text:p>
      <text:p text:style-name="P6"/>
      <text:p text:style-name="P6">4. 1000001 = 65</text:p>
      <text:p text:style-name="P6"><text:tab/>1 * 2^0 + 0 * 2^1 + 0 * 2^2 + 0 * 2^3 + 0 * 2^4 + 0 * 2^5 + 1 * 2^6 = 64 + 1 <text:span text:style-name="T5">= 65</text:span></text:p>
      <text:p text:style-name="P6"/>
      <text:p text:style-name="P6">5. 1100 = 12</text:p>
      <text:p text:style-name="P6"><text:tab/>0 * 2^0 + 0 * 2^1 + 1 * 2^2 + 1 * 2^3 = 4 + 8 = 1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5:12:21.508822205</meta:creation-date>
    <dc:date>2017-08-30T03:51:25.667075719</dc:date>
    <meta:editing-duration>PT14M3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347" meta:character-count="1204" meta:non-whitespace-character-count="718"/>
  </office:meta>
</office:document-meta>
</file>